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grad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ó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omorfis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za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arit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ogaritmo neperi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aritmo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on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, mcd, MCD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, mcm, MCM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parte imaginar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sidu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extremo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ími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 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ímite inf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 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ímite superi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límite direc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límite inve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ódu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dad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coseno hiperból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cotangente hiperból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cosecante hiperból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secante hiperból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seno hiperból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tangente hiperból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coseno hiperból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cotangente hiperból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cosecante hiperból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secante hiperból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seno hiperból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tangente hiperbólica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, sen</text:p>
          </table:table-cell>
          <table:table-cell office:value-type="string" calcext:value-type="string">
            <text:p>s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arco cos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arco cotang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arco cosec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arco sec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, arcsen</text:p>
          </table:table-cell>
          <table:table-cell office:value-type="string" calcext:value-type="string">
            <text:p>arco se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arco tangent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